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9.58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30.67mm"/>
    </style:style>
    <style:style style:name="co34" style:family="table-column">
      <style:table-column-properties fo:break-before="auto" style:column-width="27.31mm"/>
    </style:style>
    <style:style style:name="co29" style:family="table-column">
      <style:table-column-properties fo:break-before="auto" style:column-width="27.94mm"/>
    </style:style>
    <style:style style:name="co30" style:family="table-column">
      <style:table-column-properties fo:break-before="auto" style:column-width="42.97mm"/>
    </style:style>
    <style:style style:name="co31" style:family="table-column">
      <style:table-column-properties fo:break-before="auto" style:column-width="29.23mm"/>
    </style:style>
    <style:style style:name="co32" style:family="table-column">
      <style:table-column-properties fo:break-before="auto" style:column-width="25.47mm"/>
    </style:style>
    <style:style style:name="co33" style:family="table-column">
      <style:table-column-properties fo:break-before="auto" style:column-width="20.57mm"/>
    </style:style>
    <style:style style:name="co35" style:family="table-column">
      <style:table-column-properties fo:break-before="auto" style:column-width="2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3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4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9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ext-properties style:text-position=""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5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6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8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2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98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3" style:family="table-cell" style:parent-style-name="Default">
      <style:table-cell-properties fo:border-bottom="none" fo:border-left="0.99pt ridge #000000" fo:border-right="none" fo:border-top="none"/>
      <style:text-properties style:text-position=""/>
    </style:style>
    <style:style style:name="ce245" style:family="table-cell" style:parent-style-name="Default">
      <style:table-cell-properties fo:border-bottom="0.99pt ridge #000000" fo:border-left="0.99pt ridge #000000" fo:border-right="none" fo:border-top="none"/>
      <style:text-properties style:text-position=""/>
    </style:style>
    <style:style style:name="ce252" style:family="table-cell" style:parent-style-name="Default">
      <style:table-cell-properties fo:border-bottom="0.99pt ridge #000000" fo:border-left="none" fo:border-right="none" fo:border-top="none"/>
      <style:text-properties style:text-position=""/>
    </style:style>
    <style:style style:name="ce257" style:family="table-cell" style:parent-style-name="Default" style:data-style-name="N104">
      <style:text-properties style:text-position=""/>
    </style:style>
    <style:style style:name="ce260" style:family="table-cell" style:parent-style-name="Default">
      <style:table-cell-properties fo:border-bottom="none" fo:border-left="none" fo:border-right="none" fo:border-top="0.99pt ridge #000000"/>
      <style:text-properties style:text-position=""/>
    </style:style>
    <style:style style:name="ce261" style:family="table-cell" style:parent-style-name="Default">
      <style:table-cell-properties fo:border-bottom="none" fo:border-left="none" fo:border-right="0.99pt ridge #000000" fo:border-top="0.99pt ridge #000000"/>
      <style:text-properties style:text-position=""/>
    </style:style>
    <style:style style:name="ce262" style:family="table-cell" style:parent-style-name="Default">
      <style:table-cell-properties fo:border-bottom="none" fo:border-left="none" fo:border-right="0.99pt ridge #000000" fo:border-top="none"/>
      <style:text-properties style:text-position=""/>
    </style:style>
    <style:style style:name="ce263" style:family="table-cell" style:parent-style-name="Default">
      <style:table-cell-properties fo:border-bottom="0.99pt ridge #000000" fo:border-left="none" fo:border-right="0.99pt ridge #000000" fo:border-top="none"/>
      <style:text-properties style:text-position=""/>
    </style:style>
    <style:style style:name="ce267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68" style:family="table-cell" style:parent-style-name="Default">
      <style:table-cell-properties fo:border-bottom="none" fo:border-left="0.99pt ridge #000000" fo:border-right="none" fo:border-top="0.99pt ridge #000000"/>
      <style:text-properties style:text-position="" fo:font-weight="bold" style:font-weight-asian="bold" style:font-weight-complex="bold"/>
    </style:style>
    <style:style style:name="ce269" style:family="table-cell" style:parent-style-name="Default" style:data-style-name="N104">
      <style:table-cell-properties fo:border-bottom="none" fo:border-left="none" fo:border-right="none" fo:border-top="0.99pt ridge #000000"/>
      <style:text-properties style:text-position=""/>
    </style:style>
    <style:style style:name="ce270" style:family="table-cell" style:parent-style-name="Default">
      <style:table-cell-properties fo:border-bottom="none" fo:border-left="none" fo:border-right="none" fo:border-top="0.99pt ridge #000000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fo:border="0.06pt solid #000000"/>
    </style:style>
    <style:style style:name="ce141" style:family="table-cell" style:parent-style-name="Default">
      <style:table-cell-properties fo:background-color="#ffff00" fo:border="0.06pt solid #000000"/>
    </style:style>
    <style:style style:name="ce142" style:family="table-cell" style:parent-style-name="Default">
      <style:table-cell-properties fo:background-color="#00ff66" fo:border="0.06pt solid #000000"/>
    </style:style>
    <style:style style:name="ce143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7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9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51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4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6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8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5" style:family="table-cell" style:parent-style-name="Default">
      <style:table-cell-properties fo:background-color="#ff9900" fo:border="0.06pt solid #000000"/>
    </style:style>
    <style:style style:name="ce166" style:family="table-cell" style:parent-style-name="Default">
      <style:table-cell-properties fo:background-color="transparent" fo:border="0.06pt solid #000000"/>
    </style:style>
    <style:style style:name="ce167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69" style:family="table-cell" style:parent-style-name="Default">
      <style:table-cell-properties style:shrink-to-fit="true"/>
    </style:style>
    <style:style style:name="ce170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71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72" style:family="table-cell" style:parent-style-name="Default">
      <style:table-cell-properties fo:background-color="#00ff66"/>
    </style:style>
    <style:style style:name="ce173" style:family="table-cell" style:parent-style-name="Default">
      <style:table-cell-properties fo:background-color="#ff9900"/>
    </style:style>
    <style:style style:name="ce174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fo:background-color="#ffff00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7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78" style:family="table-cell" style:parent-style-name="Default">
      <style:table-cell-properties fo:background-color="#ff3333" fo:border="0.06pt solid #000000"/>
    </style:style>
    <style:style style:name="ce179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80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1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2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3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4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5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8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89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0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1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2" style:family="table-cell" style:parent-style-name="Default">
      <style:text-properties style:font-name="DejaVu Sans"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5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ext-properties style:font-name="Arial" fo:font-size="10pt" style:font-size-asian="10pt" style:font-size-complex="10pt"/>
    </style:style>
    <style:style style:name="ce20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3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0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7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09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0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2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3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5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1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4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5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6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0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1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2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3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04">
      <style:text-properties style:font-name="Arial" fo:font-size="10pt" style:font-size-asian="10pt" style:font-size-complex="10pt"/>
    </style:style>
    <style:style style:name="ce235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6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37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9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0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1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2" style:family="table-cell" style:parent-style-name="Default" style:data-style-name="N4">
      <style:text-properties style:font-name="Arial" fo:font-size="10pt" style:font-size-asian="10pt" style:font-size-complex="10pt"/>
    </style:style>
    <style:style style:name="ce244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37">
      <style:text-properties style:font-name="Arial" fo:font-size="10pt" style:font-size-asian="10pt" style:font-size-complex="10pt"/>
    </style:style>
    <style:style style:name="ce251" style:family="table-cell" style:parent-style-name="Default" style:data-style-name="N104">
      <style:text-properties fo:font-weight="bold" style:font-weight-asian="bold" style:font-weight-complex="bold"/>
    </style:style>
    <style:style style:name="ce253" style:family="table-cell" style:parent-style-name="Default" style:data-style-name="N10104">
      <style:text-properties fo:font-weight="bold" style:font-weight-asian="bold" style:font-weight-complex="bold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5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256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58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259" style:family="table-cell" style:parent-style-name="Default">
      <style:table-cell-properties fo:border-bottom="none" fo:border-left="0.99pt ridge #000000" fo:border-right="none" fo:border-top="none"/>
    </style:style>
    <style:style style:name="ce264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265" style:family="table-cell" style:parent-style-name="Default">
      <style:table-cell-properties fo:border-bottom="0.99pt ridge #000000" fo:border-left="0.99pt ridge #000000" fo:border-right="none" fo:border-top="none"/>
    </style:style>
    <style:style style:name="ce266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>
      <style:table-cell-properties fo:border-bottom="none" fo:border-left="0.99pt ridge #000000" fo:border-right="none" fo:border-top="0.99pt ridge #000000"/>
    </style:style>
    <style:style style:name="ce272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273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274" style:family="table-cell" style:parent-style-name="Default" style:data-style-name="N104">
      <style:table-cell-properties fo:background-color="#ffff99"/>
    </style:style>
    <style:style style:name="ce275" style:family="table-cell" style:parent-style-name="Default" style:data-style-name="N0"/>
    <style:style style:name="ce276" style:family="table-cell" style:parent-style-name="Default">
      <style:table-cell-properties fo:border-bottom="0.99pt ridge #000000" fo:border-left="none" fo:border-right="none" fo:border-top="none"/>
    </style:style>
    <style:style style:name="ce277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278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279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280" style:family="table-cell" style:parent-style-name="Default" style:data-style-name="N10104"/>
    <style:style style:name="ce281" style:family="table-cell" style:parent-style-name="Default" style:data-style-name="N104"/>
    <style:style style:name="ce282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283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284" style:family="table-cell" style:parent-style-name="Default">
      <style:table-cell-properties fo:border-bottom="none" fo:border-left="none" fo:border-right="none" fo:border-top="0.99pt ridge #000000"/>
    </style:style>
    <style:style style:name="ce285" style:family="table-cell" style:parent-style-name="Default">
      <style:table-cell-properties fo:border-bottom="none" fo:border-left="none" fo:border-right="0.99pt ridge #000000" fo:border-top="0.99pt ridge #000000"/>
    </style:style>
    <style:style style:name="ce286" style:family="table-cell" style:parent-style-name="Default">
      <style:table-cell-properties fo:border-bottom="none" fo:border-left="none" fo:border-right="0.99pt ridge #000000" fo:border-top="none"/>
    </style:style>
    <style:style style:name="ce287" style:family="table-cell" style:parent-style-name="Default">
      <style:table-cell-properties fo:border-bottom="0.99pt ridge #000000" fo:border-left="none" fo:border-right="0.99pt ridge #000000" fo:border-top="none"/>
    </style:style>
    <style:style style:name="ce28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0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293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294" style:family="table-cell" style:parent-style-name="Default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office:forms form:automatic-focus="false" form:apply-design-mode="false"/>
        <table:table-column table:style-name="co19" table:default-cell-style-name="ce60"/>
        <table:table-column table:style-name="co20" table:default-cell-style-name="ce69"/>
        <table:table-column table:style-name="co21" table:default-cell-style-name="ce69"/>
        <table:table-column table:style-name="co22" table:default-cell-style-name="ce60"/>
        <table:table-column table:style-name="co23" table:default-cell-style-name="ce60"/>
        <table:table-column table:style-name="co24" table:default-cell-style-name="ce95"/>
        <table:table-column table:style-name="co25" table:default-cell-style-name="ce60"/>
        <table:table-column table:style-name="co26" table:default-cell-style-name="ce103"/>
        <table:table-column table:style-name="co27" table:default-cell-style-name="ce103"/>
        <table:table-column table:style-name="co27" table:default-cell-style-name="ce60"/>
        <table:table-column table:style-name="co2" table:number-columns-repeated="1010" table:default-cell-style-name="Default"/>
        <table:table-row table:style-name="ro1">
          <table:table-cell table:style-name="ce54"/>
          <table:table-cell table:style-name="ce61"/>
          <table:table-cell table:style-name="ce70"/>
          <table:table-cell table:style-name="ce77"/>
          <table:table-cell table:style-name="ce88"/>
          <table:table-cell table:style-name="ce92"/>
          <table:table-cell/>
          <table:table-cell table:style-name="ce101" table:number-columns-repeated="2"/>
          <table:table-cell table:style-name="ce70"/>
          <table:table-cell table:style-name="ce35" table:number-columns-repeated="1010"/>
        </table:table-row>
        <table:table-row table:style-name="ro1">
          <table:table-cell table:style-name="ce55" table:number-columns-spanned="2" table:number-rows-spanned="1"/>
          <table:covered-table-cell table:style-name="ce62"/>
          <table:table-cell table:style-name="ce64" office:value-type="string" calcext:value-type="string">
            <text:p>Puntaje</text:p>
          </table:table-cell>
          <table:table-cell table:style-name="ce64" office:value-type="string" calcext:value-type="string">
            <text:p>Insumos</text:p>
          </table:table-cell>
          <table:table-cell table:style-name="ce64" office:value-type="string" calcext:value-type="string">
            <text:p>Cantidades</text:p>
          </table:table-cell>
          <table:table-cell table:style-name="ce93" office:value-type="string" calcext:value-type="string">
            <text:p>$ Cantidad de Insumos</text:p>
          </table:table-cell>
          <table:table-cell table:style-name="ce98" office:value-type="string" calcext:value-type="string">
            <text:p>Costo</text:p>
          </table:table-cell>
          <table:table-cell table:style-name="ce98" office:value-type="string" calcext:value-type="string">
            <text:p>Margen Bruto</text:p>
          </table:table-cell>
          <table:table-cell table:style-name="ce64" office:value-type="string" calcext:value-type="string">
            <text:p>Precio Aprox.</text:p>
          </table:table-cell>
          <table:table-cell table:style-name="ce64" office:value-type="string" calcext:value-type="string">
            <text:p>Precio Sugerido</text:p>
          </table:table-cell>
          <table:table-cell table:style-name="ce60" table:number-columns-repeated="1010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Flu Booster </text:p>
          </table:table-cell>
          <table:table-cell table:style-name="ce71"/>
          <table:table-cell table:style-name="ce78" office:value-type="string" calcext:value-type="string">
            <text:p>Maracuyá</text:p>
          </table:table-cell>
          <table:table-cell table:style-name="ce89" office:value-type="float" office:value="0.5" calcext:value-type="float">
            <text:p>0,5</text:p>
          </table:table-cell>
          <table:table-cell table:style-name="ce94" table:formula="of:=VLOOKUP([.D3];[.$B$75:.$F$102];5;0)*[.E3]" office:value-type="currency" office:currency="ARS" office:value="10" calcext:value-type="currency">
            <text:p>$10,00</text:p>
          </table:table-cell>
          <table:table-cell table:style-name="ce99" table:formula="of:=SUM([.$E$73];[.F3:.F5])" office:value-type="float" office:value="26.4440740740741" calcext:value-type="float">
            <text:p><text:s/>$ 26,44 </text:p>
          </table:table-cell>
          <table:table-cell table:style-name="ce99" table:formula="of:=[.J3]-[.$G$3]" office:value-type="float" office:value="18.5559259259259" calcext:value-type="float">
            <text:p><text:s/>$ 18,56 </text:p>
          </table:table-cell>
          <table:table-cell table:style-name="ce99" table:formula="of:=[.G3]*2" office:value-type="float" office:value="52.8881481481482" calcext:value-type="float">
            <text:p><text:s/>$ 52,89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float" office:value="0.25" calcext:value-type="float">
            <text:p>0,25</text:p>
          </table:table-cell>
          <table:table-cell table:style-name="ce94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2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Turbo Charge </text:p>
          </table:table-cell>
          <table:table-cell table:style-name="ce71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2 rodajas</text:p>
          </table:table-cell>
          <table:table-cell table:style-name="ce94" table:formula="of:=+0.25*[.F76]" office:value-type="currency" office:currency="ARS" office:value="7.5" calcext:value-type="currency">
            <text:p>$7,50</text:p>
          </table:table-cell>
          <table:table-cell table:style-name="ce99" table:formula="of:=SUM([.F6:.F11];[.$E$73])" office:value-type="float" office:value="19.6388597883598" calcext:value-type="float">
            <text:p><text:s/>$ 19,64 </text:p>
          </table:table-cell>
          <table:table-cell table:style-name="ce99" table:formula="of:=+[.J6]-[.G6]" office:value-type="float" office:value="25.3611402116402" calcext:value-type="float">
            <text:p><text:s/>$ 25,36 </text:p>
          </table:table-cell>
          <table:table-cell table:style-name="ce99" table:formula="of:=+[.G6]*2" office:value-type="float" office:value="39.2777195767196" calcext:value-type="float">
            <text:p><text:s/>$ 39,28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2 cm de ramita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/>
          <table:table-cell table:style-name="ce102" table:number-columns-repeated="2"/>
          <table:table-cell table:style-name="ce107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epino</text:p>
          </table:table-cell>
          <table:table-cell table:style-name="ce90" office:value-type="string" calcext:value-type="string">
            <text:p>¼</text:p>
          </table:table-cell>
          <table:table-cell table:style-name="ce94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lima</text:p>
          </table:table-cell>
          <table:table-cell table:style-name="ce89" office:value-type="string" calcext:value-type="string">
            <text:p>1 got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iel</text:p>
          </table:table-cell>
          <table:table-cell table:style-name="ce89" office:value-type="string" calcext:value-type="string">
            <text:p><text:s/>½ cuchar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Red Devil </text:p>
          </table:table-cell>
          <table:table-cell table:style-name="ce71"/>
          <table:table-cell table:style-name="ce79" office:value-type="string" calcext:value-type="string">
            <text:p>Cerez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12]*[.F80]" office:value-type="currency" office:currency="ARS" office:value="7.2" calcext:value-type="currency">
            <text:p>$7,20</text:p>
          </table:table-cell>
          <table:table-cell table:style-name="ce99" table:formula="of:=SUM([.F12:.F17];[.$E$73])" office:value-type="float" office:value="30.7840740740741" calcext:value-type="float">
            <text:p><text:s/>$ 30,78 </text:p>
          </table:table-cell>
          <table:table-cell table:style-name="ce99" table:formula="of:=+[.J12]-[.G12]" office:value-type="float" office:value="14.2159259259259" calcext:value-type="float">
            <text:p><text:s/>$ 14,22 </text:p>
          </table:table-cell>
          <table:table-cell table:style-name="ce99" table:formula="of:=+[.G12]*2" office:value-type="float" office:value="61.5681481481481" calcext:value-type="float">
            <text:p><text:s/>$ 61,5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Frutilla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rándano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Banana</text:p>
          </table:table-cell>
          <table:table-cell table:style-name="ce89" office:value-type="string" calcext:value-type="string">
            <text:p>½</text:p>
          </table:table-cell>
          <table:table-cell table:style-name="ce94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63" office:value-type="string" calcext:value-type="string">
            <text:p>Spinach Supreme</text:p>
          </table:table-cell>
          <table:table-cell table:style-name="ce72"/>
          <table:table-cell table:style-name="ce79" office:value-type="string" calcext:value-type="string">
            <text:p>Espinaca</text:p>
          </table:table-cell>
          <table:table-cell table:style-name="ce89" office:value-type="string" calcext:value-type="string">
            <text:p>10 hoj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17:.F20];[.$E$73])" office:value-type="float" office:value="12.8746296296296" calcext:value-type="float">
            <text:p><text:s/>$ 12,87 </text:p>
          </table:table-cell>
          <table:table-cell table:style-name="ce99" table:formula="of:=+[.J17]-[.G17]" office:value-type="float" office:value="32.1253703703704" calcext:value-type="float">
            <text:p><text:s/>$ 32,13 </text:p>
          </table:table-cell>
          <table:table-cell table:style-name="ce99" table:formula="of:=+[.G17]*2" office:value-type="float" office:value="25.7492592592593" calcext:value-type="float">
            <text:p><text:s/>$ 25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nta</text:p>
          </table:table-cell>
          <table:table-cell table:style-name="ce89" office:value-type="string" calcext:value-type="string">
            <text:p>8 hojas</text:p>
          </table:table-cell>
          <table:table-cell table:style-name="ce94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63" office:value-type="string" calcext:value-type="string">
            <text:p>CrazyCarrot</text:p>
          </table:table-cell>
          <table:table-cell table:style-name="ce72"/>
          <table:table-cell table:style-name="ce79" office:value-type="string" calcext:value-type="string">
            <text:p>Zanahoria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21]*0.5" office:value-type="currency" office:currency="ARS" office:value="1.5" calcext:value-type="currency">
            <text:p>$1,50</text:p>
          </table:table-cell>
          <table:table-cell table:style-name="ce99" table:formula="of:=SUM([.F21:.F25];[.$E$73])" office:value-type="float" office:value="10.8333703703704" calcext:value-type="float">
            <text:p><text:s/>$ 10,83 </text:p>
          </table:table-cell>
          <table:table-cell table:style-name="ce99" table:formula="of:=+[.J21]-[.G21]" office:value-type="float" office:value="34.1666296296296" calcext:value-type="float">
            <text:p><text:s/>$ 34,17 </text:p>
          </table:table-cell>
          <table:table-cell table:style-name="ce99" table:formula="of:=+[.G21]*2" office:value-type="float" office:value="21.6667407407407" calcext:value-type="float">
            <text:p><text:s/>$ 21,6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Remolacha</text:p>
          </table:table-cell>
          <table:table-cell table:style-name="ce89" office:value-type="string" calcext:value-type="string">
            <text:p>muy poquito</text:p>
          </table:table-cell>
          <table:table-cell table:style-name="ce94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muy poquito ( 2 cm )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imienta de Cayena</text:p>
          </table:table-cell>
          <table:table-cell table:style-name="ce89" office:value-type="string" calcext:value-type="string">
            <text:p>2 pizcas</text:p>
          </table:table-cell>
          <table:table-cell table:style-name="ce94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59" table:formula="of:=+[.A21]+1" office:value-type="float" office:value="6" calcext:value-type="float">
            <text:p>6</text:p>
          </table:table-cell>
          <table:table-cell table:style-name="ce63" office:value-type="string" calcext:value-type="string">
            <text:p>Sweet Spinach </text:p>
          </table:table-cell>
          <table:table-cell table:style-name="ce72"/>
          <table:table-cell table:style-name="ce73" office:value-type="string" calcext:value-type="string">
            <text:p>Espinaca</text:p>
          </table:table-cell>
          <table:table-cell table:style-name="ce89" office:value-type="string" calcext:value-type="string">
            <text:p>12 hojas chic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6:.F28];[.$E$73])" office:value-type="float" office:value="18.5644444444444" calcext:value-type="float">
            <text:p><text:s/>$ 18,56 </text:p>
          </table:table-cell>
          <table:table-cell table:style-name="ce99" table:formula="of:=+[.J26]-[.G26]" office:value-type="float" office:value="26.4355555555556" calcext:value-type="float">
            <text:p><text:s/>$ 26,44 </text:p>
          </table:table-cell>
          <table:table-cell table:style-name="ce99" table:formula="of:=+[.G26]*2" office:value-type="float" office:value="37.1288888888889" calcext:value-type="float">
            <text:p><text:s/>$ 37,1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1 ½</text:p>
          </table:table-cell>
          <table:table-cell table:style-name="ce94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3" office:value-type="string" calcext:value-type="string">
            <text:p>G-Snap</text:p>
          </table:table-cell>
          <table:table-cell table:style-name="ce72"/>
          <table:table-cell table:style-name="ce73" office:value-type="string" calcext:value-type="string">
            <text:p>Jengibre</text:p>
          </table:table-cell>
          <table:table-cell table:style-name="ce89" office:value-type="string" calcext:value-type="string">
            <text:p>1 uña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9:.F31];[.$E$73])" office:value-type="float" office:value="10.8653703703704" calcext:value-type="float">
            <text:p><text:s/>$ 10,87 </text:p>
          </table:table-cell>
          <table:table-cell table:style-name="ce99" table:formula="of:=+[.J29]-[.G29]" office:value-type="float" office:value="34.1346296296296" calcext:value-type="float">
            <text:p><text:s/>$ 34,13 </text:p>
          </table:table-cell>
          <table:table-cell table:style-name="ce99" table:formula="of:=+[.G29]*2" office:value-type="float" office:value="21.7307407407407" calcext:value-type="float">
            <text:p><text:s/>$ 21,7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Zanahori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0]*1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63" office:value-type="string" calcext:value-type="string">
            <text:p>Crazy Cranberry </text:p>
          </table:table-cell>
          <table:table-cell table:style-name="ce72"/>
          <table:table-cell table:style-name="ce79" office:value-type="string" calcext:value-type="string">
            <text:p>Arándanos</text:p>
          </table:table-cell>
          <table:table-cell table:style-name="ce89" office:value-type="float" office:value="8" calcext:value-type="float">
            <text:p>8</text:p>
          </table:table-cell>
          <table:table-cell table:style-name="ce94" table:formula="of:=+[.E32]*[.F78]" office:value-type="currency" office:currency="ARS" office:value="3.2" calcext:value-type="currency">
            <text:p>$3,20</text:p>
          </table:table-cell>
          <table:table-cell table:style-name="ce99" table:formula="of:=SUM([.$F$32:.$F$35];[.$E$73])" office:value-type="float" office:value="15.3988888888889" calcext:value-type="float">
            <text:p><text:s/>$ 15,40 </text:p>
          </table:table-cell>
          <table:table-cell table:style-name="ce99" table:formula="of:=+[.J32]-[.G32]" office:value-type="float" office:value="29.6011111111111" calcext:value-type="float">
            <text:p><text:s/>$ 29,60 </text:p>
          </table:table-cell>
          <table:table-cell table:style-name="ce99" table:formula="of:=+[.G32]*2" office:value-type="float" office:value="30.7977777777778" calcext:value-type="float">
            <text:p><text:s/>$ 30,8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1 cucharón</text:p>
          </table:table-cell>
          <table:table-cell table:style-name="ce94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string" calcext:value-type="string">
            <text:p>¾</text:p>
          </table:table-cell>
          <table:table-cell table:style-name="ce94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63" office:value-type="string" calcext:value-type="string">
            <text:p>Superberry Boost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6]*[.F78]" office:value-type="currency" office:currency="ARS" office:value="4.8" calcext:value-type="currency">
            <text:p>$4,80</text:p>
          </table:table-cell>
          <table:table-cell table:style-name="ce99" table:formula="of:=SUM([.$F$36:.$F$38];[.$E$73])" office:value-type="float" office:value="15.3253703703704" calcext:value-type="float">
            <text:p><text:s/>$ 15,33 </text:p>
          </table:table-cell>
          <table:table-cell table:style-name="ce99" table:formula="of:=+[.J36]-[.G36]" office:value-type="float" office:value="29.6746296296296" calcext:value-type="float">
            <text:p><text:s/>$ 29,67 </text:p>
          </table:table-cell>
          <table:table-cell table:style-name="ce99" table:formula="of:=+[.G36]*2" office:value-type="float" office:value="30.6507407407407" calcext:value-type="float">
            <text:p><text:s/>$ 30,6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Sweet Remedy 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9]*[.F78]" office:value-type="currency" office:currency="ARS" office:value="4.8" calcext:value-type="currency">
            <text:p>$4,80</text:p>
          </table:table-cell>
          <table:table-cell table:style-name="ce99" table:formula="of:=SUM([.$F$39:.$F$43];[.$E$73])" office:value-type="float" office:value="21.6253703703704" calcext:value-type="float">
            <text:p><text:s/>$ 21,63 </text:p>
          </table:table-cell>
          <table:table-cell table:style-name="ce99" table:formula="of:=+[.J39]-[.G39]" office:value-type="float" office:value="23.3746296296296" calcext:value-type="float">
            <text:p><text:s/>$ 23,37 </text:p>
          </table:table-cell>
          <table:table-cell table:style-name="ce99" table:formula="of:=+[.G39]*2" office:value-type="float" office:value="43.2507407407408" calcext:value-type="float">
            <text:p><text:s/>$ 43,2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Cerezas</text:p>
          </table:table-cell>
          <table:table-cell table:style-name="ce89" office:value-type="float" office:value="4" calcext:value-type="float">
            <text:p>4</text:p>
          </table:table-cell>
          <table:table-cell table:style-name="ce94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¾ de cucharon</text:p>
          </table:table-cell>
          <table:table-cell table:style-name="ce94" office:value-type="currency" office:currency="ARS" office:value="1.5" calcext:value-type="currency">
            <text:p>$1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63" office:value-type="string" calcext:value-type="string">
            <text:p>Gol de Mora</text:p>
          </table:table-cell>
          <table:table-cell table:style-name="ce73"/>
          <table:table-cell table:style-name="ce73" office:value-type="string" calcext:value-type="string">
            <text:p>Moras</text:p>
          </table:table-cell>
          <table:table-cell table:style-name="ce89" office:value-type="string" calcext:value-type="string">
            <text:p>6 u 8</text:p>
          </table:table-cell>
          <table:table-cell table:style-name="ce94" table:formula="of:=+7*[.F94]" office:value-type="currency" office:currency="ARS" office:value="3.5" calcext:value-type="currency">
            <text:p>$3,50</text:p>
          </table:table-cell>
          <table:table-cell table:style-name="ce99" table:formula="of:=SUM([.F44:.F48];[.$E$73])" office:value-type="float" office:value="19.6575925925926" calcext:value-type="float">
            <text:p><text:s/>$ 19,66 </text:p>
          </table:table-cell>
          <table:table-cell table:style-name="ce99" table:formula="of:=+[.$J$44]-[.G44]" office:value-type="float" office:value="25.3424074074074" calcext:value-type="float">
            <text:p><text:s/>$ 25,34 </text:p>
          </table:table-cell>
          <table:table-cell table:style-name="ce99" table:formula="of:=+[.G44]*2" office:value-type="float" office:value="39.3151851851852" calcext:value-type="float">
            <text:p><text:s/>$ 39,32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 Verde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lón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5" office:value-type="currency" office:currency="ARS" office:value="1.25" calcext:value-type="currency">
            <text:p>$1,25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8]*[.F95]" office:value-type="currency" office:currency="ARS" office:value="1.01851851851852" calcext:value-type="currency">
            <text:p>$1,02</text:p>
          </table:table-cell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63" office:value-type="string" calcext:value-type="string">
            <text:p>Immune Booster</text:p>
          </table:table-cell>
          <table:table-cell table:style-name="ce73"/>
          <table:table-cell table:style-name="ce73" office:value-type="string" calcext:value-type="string">
            <text:p>Frutilla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10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Naranj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Yogurt sin Azúcar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63" office:value-type="string" calcext:value-type="string">
            <text:p>Happy Heart</text:p>
          </table:table-cell>
          <table:table-cell table:style-name="ce73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rándano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63" office:value-type="string" calcext:value-type="string">
            <text:p>Pink Panther </text:p>
          </table:table-cell>
          <table:table-cell table:style-name="ce73"/>
          <table:table-cell table:style-name="ce79" office:value-type="string" calcext:value-type="string">
            <text:p>Cereza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57]*[.F80]" office:value-type="currency" office:currency="ARS" office:value="12" calcext:value-type="currency">
            <text:p>$12,00</text:p>
          </table:table-cell>
          <table:table-cell table:style-name="ce99" table:formula="of:=SUM([.$F57:.$F60];[.$E$73])" office:value-type="float" office:value="32.1990740740741" calcext:value-type="float">
            <text:p><text:s/>$ 32,20 </text:p>
          </table:table-cell>
          <table:table-cell table:style-name="ce99" table:formula="of:=+[.J57]-[.G57]" office:value-type="float" office:value="12.8009259259259" calcext:value-type="float">
            <text:p><text:s/>$ 12,80 </text:p>
          </table:table-cell>
          <table:table-cell table:style-name="ce99" table:formula="of:=+[.G57]*2" office:value-type="float" office:value="64.3981481481482" calcext:value-type="float">
            <text:p><text:s/>$ 64,4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89" office:value-type="string" calcext:value-type="string">
            <text:p>1 rodaja</text:p>
          </table:table-cell>
          <table:table-cell table:style-name="ce94" office:value-type="currency" office:currency="ARS" office:value="3.75" calcext:value-type="currency">
            <text:p>$3,75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go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63" office:value-type="string" calcext:value-type="string">
            <text:p>Hangover Cure </text:p>
          </table:table-cell>
          <table:table-cell table:style-name="ce73"/>
          <table:table-cell table:style-name="ce73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 table:style-name="ce99" table:formula="of:=SUM([.F61:.F65];[.E73])" office:value-type="float" office:value="22.3753703703704" calcext:value-type="float">
            <text:p><text:s/>$ 22,38 </text:p>
          </table:table-cell>
          <table:table-cell table:style-name="ce99" table:formula="of:=+[.J61]-[.G61]" office:value-type="float" office:value="22.6246296296296" calcext:value-type="float">
            <text:p><text:s/>$ 22,62 </text:p>
          </table:table-cell>
          <table:table-cell table:style-name="ce99" table:formula="of:=+[.G61]*2" office:value-type="float" office:value="44.7507407407407" calcext:value-type="float">
            <text:p><text:s/>$ 44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90" office:value-type="string" calcext:value-type="string">
            <text:p>1 ½ rodaja</text:p>
          </table:table-cell>
          <table:table-cell table:style-name="ce94" office:value-type="currency" office:currency="ARS" office:value="5.63" calcext:value-type="currency">
            <text:p>$5,63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Jengibre</text:p>
          </table:table-cell>
          <table:table-cell table:style-name="ce89" office:value-type="string" calcext:value-type="string">
            <text:p>muy poco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1" office:value-type="string" calcext:value-type="string">
            <text:p>limón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63" office:value-type="string" calcext:value-type="string">
            <text:p>Pear Fusion</text:p>
          </table:table-cell>
          <table:table-cell table:style-name="ce73"/>
          <table:table-cell table:style-name="ce82" office:value-type="string" calcext:value-type="string">
            <text:p>Frambuesa</text:p>
          </table:table-cell>
          <table:table-cell table:style-name="ce89" office:value-type="float" office:value="10" calcext:value-type="float">
            <text:p>10</text:p>
          </table:table-cell>
          <table:table-cell table:style-name="ce91" table:formula="of:=+[.E66]*[.F82]" office:value-type="currency" office:currency="ARS" office:value="10" calcext:value-type="currency">
            <text:p>$10,00</text:p>
          </table:table-cell>
          <table:table-cell table:style-name="ce99" table:formula="of:=SUM([.$F$66:.$F$69];[.$E$73])" office:value-type="float" office:value="24.0046296296296" calcext:value-type="float">
            <text:p><text:s/>$ 24,00 </text:p>
          </table:table-cell>
          <table:table-cell table:style-name="ce99" table:formula="of:=+[.J66]-[.G66]" office:value-type="float" office:value="20.9953703703704" calcext:value-type="float">
            <text:p><text:s/>$ 21,00 </text:p>
          </table:table-cell>
          <table:table-cell table:style-name="ce99" table:formula="of:=+[.G66]*2" office:value-type="float" office:value="48.0092592592593" calcext:value-type="float">
            <text:p><text:s/>$ 48,01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3" office:value-type="string" calcext:value-type="string">
            <text:p>Ananá</text:p>
          </table:table-cell>
          <table:table-cell table:style-name="ce89" office:value-type="string" calcext:value-type="string">
            <text:p>½ rodaja</text:p>
          </table:table-cell>
          <table:table-cell table:style-name="ce91" office:value-type="currency" office:currency="ARS" office:value="1.88" calcext:value-type="currency">
            <text:p>$1,88</text:p>
          </table:table-cell>
          <table:table-cell/>
          <table:table-cell table:style-name="ce104" table:number-columns-repeated="2"/>
          <table:table-cell table:style-name="ce106" table:number-columns-spanned="1" table:number-rows-spanned="3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/>
          <table:table-cell table:style-name="ce60" table:number-columns-repeated="2"/>
          <table:table-cell table:style-name="ce84"/>
          <table:table-cell table:style-name="Default"/>
          <table:table-cell table:number-columns-repeated="1015"/>
        </table:table-row>
        <table:table-row table:style-name="ro1">
          <table:table-cell table:style-name="ce55"/>
          <table:table-cell table:style-name="ce64" office:value-type="string" calcext:value-type="string">
            <text:p>Hielo</text:p>
          </table:table-cell>
          <table:table-cell table:style-name="ce74" office:value-type="string" calcext:value-type="string">
            <text:p>Vaso de Plastico</text:p>
          </table:table-cell>
          <table:table-cell table:style-name="ce64" office:value-type="string" calcext:value-type="string">
            <text:p>M.O. 62,5 x hora</text:p>
          </table:table-cell>
          <table:table-cell table:style-name="ce64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5"/>
          <table:table-cell table:style-name="ce65" office:value-type="float" office:value="0.12" calcext:value-type="float">
            <text:p>0,12</text:p>
          </table:table-cell>
          <table:table-cell table:style-name="ce65" office:value-type="float" office:value="1" calcext:value-type="float">
            <text:p>1</text:p>
          </table:table-cell>
          <table:table-cell table:style-name="ce85" table:formula="of:=(+62.5/60)*5" office:value-type="float" office:value="5.20833333333333" calcext:value-type="float">
            <text:p>5,21</text:p>
          </table:table-cell>
          <table:table-cell table:style-name="ce85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 table:number-columns-spanned="1" table:number-rows-spanned="28"/>
          <table:table-cell table:style-name="ce66" office:value-type="string" calcext:value-type="string">
            <text:p>Frutas Y verduras</text:p>
          </table:table-cell>
          <table:table-cell table:style-name="ce66" office:value-type="string" calcext:value-type="string">
            <text:p>Precio por Cajón</text:p>
          </table:table-cell>
          <table:table-cell table:style-name="ce66" office:value-type="string" calcext:value-type="string">
            <text:p>Kg.</text:p>
          </table:table-cell>
          <table:table-cell table:style-name="ce66" office:value-type="string" calcext:value-type="string">
            <text:p>Precio por Kg.</text:p>
          </table:table-cell>
          <table:table-cell table:style-name="ce96" office:value-type="string" calcext:value-type="string">
            <text:p>Precio por unidad</text:p>
          </table:table-cell>
          <table:table-cell table:number-columns-repeated="3"/>
          <table:table-cell table:style-name="ce107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naná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pio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rándanos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Banana</text:p>
          </table:table-cell>
          <table:table-cell table:style-name="ce75" office:value-type="float" office:value="280" calcext:value-type="float">
            <text:p><text:s/>$ 280,00 </text:p>
          </table:table-cell>
          <table:table-cell table:style-name="ce86" office:value-type="float" office:value="20" calcext:value-type="float">
            <text:p>20,00 </text:p>
          </table:table-cell>
          <table:table-cell table:style-name="ce75" table:formula="of:=+[.C79]/[.D79]" office:value-type="float" office:value="14" calcext:value-type="float">
            <text:p><text:s/>$ 14,00 </text:p>
          </table:table-cell>
          <table:table-cell table:style-name="ce97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Cerezas</text:p>
          </table:table-cell>
          <table:table-cell table:style-name="ce75" office:value-type="float" office:value="300" calcext:value-type="float">
            <text:p><text:s/>$ 30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0]/[.D80]" office:value-type="float" office:value="60" calcext:value-type="float">
            <text:p><text:s/>$ 60,00 </text:p>
          </table:table-cell>
          <table:table-cell table:style-name="ce97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Espinac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Frambuesa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Frutillas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3]/[.D83]" office:value-type="float" office:value="36" calcext:value-type="float">
            <text:p><text:s/>$ 36,00 </text:p>
          </table:table-cell>
          <table:table-cell table:style-name="ce97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Jengibre</text:p>
          </table:table-cell>
          <table:table-cell table:style-name="ce75"/>
          <table:table-cell table:style-name="ce86"/>
          <table:table-cell table:style-name="ce75" office:value-type="float" office:value="160" calcext:value-type="float">
            <text:p><text:s/>$ 160,00 </text:p>
          </table:table-cell>
          <table:table-cell table:style-name="ce97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ón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go</text:p>
          </table:table-cell>
          <table:table-cell table:style-name="ce75" office:value-type="float" office:value="220" calcext:value-type="float">
            <text:p><text:s/>$ 220,00 </text:p>
          </table:table-cell>
          <table:table-cell table:style-name="ce86" office:value-type="float" office:value="8" calcext:value-type="float">
            <text:p>8,00 </text:p>
          </table:table-cell>
          <table:table-cell table:style-name="ce75" table:formula="of:=+[.C87]/[.D87]" office:value-type="float" office:value="27.5" calcext:value-type="float">
            <text:p><text:s/>$ 27,50 </text:p>
          </table:table-cell>
          <table:table-cell table:style-name="ce97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8]/[.D88]" office:value-type="float" office:value="19.4444444444444" calcext:value-type="float">
            <text:p><text:s/>$ 19,44 </text:p>
          </table:table-cell>
          <table:table-cell table:style-name="ce97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 Verde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9]/[.D89]" office:value-type="float" office:value="19.4444444444444" calcext:value-type="float">
            <text:p><text:s/>$ 19,44 </text:p>
          </table:table-cell>
          <table:table-cell table:style-name="ce97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racuyá</text:p>
          </table:table-cell>
          <table:table-cell table:style-name="ce75" office:value-type="float" office:value="120" calcext:value-type="float">
            <text:p><text:s/>$ 12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0]/[.D90]" office:value-type="float" office:value="120" calcext:value-type="float">
            <text:p><text:s/>$ 120,00 </text:p>
          </table:table-cell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lón</text:p>
          </table:table-cell>
          <table:table-cell table:style-name="ce76"/>
          <table:table-cell table:style-name="ce87"/>
          <table:table-cell table:style-name="ce91"/>
          <table:table-cell table:style-name="ce97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nt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iel</text:p>
          </table:table-cell>
          <table:table-cell table:style-name="ce75" office:value-type="float" office:value="80" calcext:value-type="float">
            <text:p><text:s/>$ 8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3]/[.D93]" office:value-type="float" office:value="80" calcext:value-type="float">
            <text:p><text:s/>$ 80,00 </text:p>
          </table:table-cell>
          <table:table-cell table:style-name="ce97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Moras</text:p>
          </table:table-cell>
          <table:table-cell table:style-name="ce75" office:value-type="float" office:value="50" calcext:value-type="float">
            <text:p><text:s/>$ 50,00 </text:p>
          </table:table-cell>
          <table:table-cell table:style-name="ce86" office:value-type="float" office:value="0.5" calcext:value-type="float">
            <text:p>0,50 </text:p>
          </table:table-cell>
          <table:table-cell table:style-name="ce75" table:formula="of:=+[.C94]/[.D94]" office:value-type="float" office:value="100" calcext:value-type="float">
            <text:p><text:s/>$ 100,00 </text:p>
          </table:table-cell>
          <table:table-cell table:style-name="ce97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Naranja</text:p>
          </table:table-cell>
          <table:table-cell table:style-name="ce75" office:value-type="float" office:value="110" calcext:value-type="float">
            <text:p><text:s/>$ 11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95]/[.D95]" office:value-type="float" office:value="6.11111111111111" calcext:value-type="float">
            <text:p><text:s/>$ 6,11 </text:p>
          </table:table-cell>
          <table:table-cell table:style-name="ce97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pepino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14" calcext:value-type="float">
            <text:p>14,00 </text:p>
          </table:table-cell>
          <table:table-cell table:style-name="ce75" table:formula="of:=+[.C96]/[.D96]" office:value-type="float" office:value="12.8571428571429" calcext:value-type="float">
            <text:p><text:s/>$ 12,86 </text:p>
          </table:table-cell>
          <table:table-cell table:style-name="ce97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era</text:p>
          </table:table-cell>
          <table:table-cell table:style-name="ce75" office:value-type="float" office:value="230" calcext:value-type="float">
            <text:p><text:s/>$ 230,00 </text:p>
          </table:table-cell>
          <table:table-cell table:style-name="ce86" office:value-type="float" office:value="15" calcext:value-type="float">
            <text:p>15,00 </text:p>
          </table:table-cell>
          <table:table-cell table:style-name="ce75" table:formula="of:=+[.C97]/[.D97]" office:value-type="float" office:value="15.3333333333333" calcext:value-type="float">
            <text:p><text:s/>$ 15,33 </text:p>
          </table:table-cell>
          <table:table-cell table:style-name="ce97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imienta de Cayen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9" calcext:value-type="currency">
            <text:p>$9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Remolacha</text:p>
          </table:table-cell>
          <table:table-cell table:style-name="ce75" office:value-type="float" office:value="18" calcext:value-type="float">
            <text:p><text:s/>$ 18,00 </text:p>
          </table:table-cell>
          <table:table-cell table:style-name="ce86"/>
          <table:table-cell table:style-name="ce75"/>
          <table:table-cell table:style-name="ce97" office:value-type="currency" office:currency="ARS" office:value="3" calcext:value-type="currency">
            <text:p>$3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Sandía</text:p>
          </table:table-cell>
          <table:table-cell table:style-name="ce75" office:value-type="float" office:value="10" calcext:value-type="float">
            <text:p><text:s/>$ 1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/>
          <table:table-cell table:style-name="ce97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Yogurt sin Azúcar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Zanahori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7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0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29" table:number-columns-repeated="2" table:default-cell-style-name="Default"/>
        <table:table-column table:style-name="co30" table:default-cell-style-name="ce258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15" table:default-cell-style-name="ce286"/>
        <table:table-column table:style-name="co2" table:number-columns-repeated="6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54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272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55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4"/>
          <table:covered-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56" office:value-type="string" calcext:value-type="string" table:number-columns-spanned="2" table:number-rows-spanned="1">
            <text:p>Alq. Proporcional por 8 días</text:p>
          </table:table-cell>
          <table:covered-table-cell table:style-name="ce273"/>
          <table:table-cell table:style-name="ce279" office:value-type="currency" office:currency="ARS" office:value="2213" calcext:value-type="currency">
            <text:p>$2.213,00</text:p>
          </table:table-cell>
          <table:table-cell table:style-name="ce284" table:number-columns-repeated="2"/>
          <table:table-cell table:style-name="ce285"/>
          <table:table-cell table:number-columns-repeated="6"/>
        </table:table-row>
        <table:table-row table:style-name="ro1">
          <table:table-cell table:style-name="ce251" table:formula="of:=+(236*8)/30" office:value-type="currency" office:currency="ARS" office:value="62.9333333333333" calcext:value-type="currency">
            <text:p>$62,93</text:p>
          </table:table-cell>
          <table:table-cell table:style-name="ce251"/>
          <table:table-cell office:value-type="string" calcext:value-type="string">
            <text:p>Municipal por 8 dias</text:p>
          </table:table-cell>
          <table:table-cell table:style-name="ce274" office:value-type="currency" office:currency="ARS" office:value="236" calcext:value-type="currency">
            <text:p>$236,00</text:p>
          </table:table-cell>
          <table:table-cell table:style-name="ce280" office:value-type="currency" office:currency="ARS" office:value="63" calcext:value-type="currency">
            <text:p>$63,00</text:p>
          </table:table-cell>
          <table:table-cell table:number-columns-repeated="9"/>
        </table:table-row>
        <table:table-row table:style-name="ro1">
          <table:table-cell table:style-name="ce251" table:formula="of:=+(143*8)/30" office:value-type="currency" office:currency="ARS" office:value="38.1333333333333" calcext:value-type="currency">
            <text:p>$38,13</text:p>
          </table:table-cell>
          <table:table-cell table:style-name="ce251" table:formula="of:=+(143*39)/90" office:value-type="currency" office:currency="ARS" office:value="61.9666666666667" calcext:value-type="currency">
            <text:p>$61,97</text:p>
          </table:table-cell>
          <table:table-cell office:value-type="string" calcext:value-type="string">
            <text:p>Rentas por 8 dias</text:p>
          </table:table-cell>
          <table:table-cell table:style-name="ce274" office:value-type="currency" office:currency="ARS" office:value="143" calcext:value-type="currency">
            <text:p>$143,00</text:p>
          </table:table-cell>
          <table:table-cell table:style-name="ce280" office:value-type="currency" office:currency="ARS" office:value="38" calcext:value-type="currency">
            <text:p>$38,00</text:p>
          </table:table-cell>
          <table:table-cell table:number-columns-repeated="9"/>
        </table:table-row>
        <table:table-row table:style-name="ro1">
          <table:table-cell table:style-name="ce251" table:formula="of:=+(448*8)/30" office:value-type="currency" office:currency="ARS" office:value="119.466666666667" calcext:value-type="currency">
            <text:p>$119,47</text:p>
          </table:table-cell>
          <table:table-cell table:style-name="ce251"/>
          <table:table-cell office:value-type="string" calcext:value-type="string">
            <text:p>Expensas por 8 dias</text:p>
          </table:table-cell>
          <table:table-cell table:style-name="ce274" office:value-type="currency" office:currency="ARS" office:value="448" calcext:value-type="currency">
            <text:p>$448,00</text:p>
          </table:table-cell>
          <table:table-cell table:style-name="ce280" office:value-type="currency" office:currency="ARS" office:value="119" calcext:value-type="currency">
            <text:p>$119,00</text:p>
          </table:table-cell>
          <table:table-cell table:number-columns-repeated="9"/>
        </table:table-row>
        <table:table-row table:style-name="ro1">
          <table:table-cell table:style-name="ce251" table:formula="of:=+([.D9]*8)/30" office:value-type="currency" office:currency="ARS" office:value="79.1253333333333" calcext:value-type="currency">
            <text:p>$79,13</text:p>
          </table:table-cell>
          <table:table-cell table:style-name="ce251"/>
          <table:table-cell office:value-type="string" calcext:value-type="string">
            <text:p>Aguas por 8 dias</text:p>
          </table:table-cell>
          <table:table-cell table:style-name="ce274" office:value-type="currency" office:currency="ARS" office:value="296.72" calcext:value-type="currency">
            <text:p>$296,72</text:p>
          </table:table-cell>
          <table:table-cell table:style-name="ce280" office:value-type="currency" office:currency="ARS" office:value="79" calcext:value-type="currency">
            <text:p>$79,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onorarios </text:p>
          </table:table-cell>
          <table:table-cell table:style-name="ce275"/>
          <table:table-cell table:style-name="ce281" office:value-type="currency" office:currency="ARS" office:value="11000" calcext:value-type="currency">
            <text:p>$11.00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59" office:value-type="string" calcext:value-type="string">
            <text:p>Sellado</text:p>
          </table:table-cell>
          <table:table-cell/>
          <table:table-cell table:style-name="ce281" office:value-type="currency" office:currency="ARS" office:value="2312" calcext:value-type="currency">
            <text:p>$2.312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64" office:value-type="string" calcext:value-type="string" table:number-columns-spanned="2" table:number-rows-spanned="1">
            <text:p>Verificación Garantías (6 x 200 )</text:p>
          </table:table-cell>
          <table:covered-table-cell table:style-name="ce275"/>
          <table:table-cell table:style-name="ce281" table:formula="of:=+6*200" office:value-type="currency" office:currency="ARS" office:value="1200" calcext:value-type="currency">
            <text:p>$1.20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64" office:value-type="string" calcext:value-type="string" table:number-columns-spanned="2" table:number-rows-spanned="1">
            <text:p>Certificación de firmas ( 5 x 250 )</text:p>
          </table:table-cell>
          <table:covered-table-cell table:style-name="ce275"/>
          <table:table-cell table:style-name="ce282" table:formula="of:=+5*250" office:value-type="currency" office:currency="ARS" office:value="1250" calcext:value-type="currency">
            <text:p>$1.25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64" office:value-type="string" calcext:value-type="string">
            <text:p>Instalación de gas</text:p>
          </table:table-cell>
          <table:table-cell table:style-name="ce275"/>
          <table:table-cell table:style-name="ce282" office:value-type="currency" office:currency="ARS" office:value="1750" calcext:value-type="currency">
            <text:p>$1.75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64" office:value-type="string" calcext:value-type="string" table:number-columns-spanned="2" table:number-rows-spanned="1">
            <text:p>Copia de Llaves + cambio combinación</text:p>
          </table:table-cell>
          <table:covered-table-cell table:style-name="ce275"/>
          <table:table-cell table:style-name="ce281" office:value-type="currency" office:currency="ARS" office:value="350" calcext:value-type="currency">
            <text:p>$350,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eña</text:p>
          </table:table-cell>
          <table:table-cell table:style-name="ce275"/>
          <table:table-cell table:style-name="ce281" office:value-type="currency" office:currency="ARS" office:value="-4000" calcext:value-type="currency">
            <text:p>($4.000,00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59"/>
          <table:table-cell table:number-columns-repeated="11"/>
        </table:table-row>
        <table:table-row table:style-name="ro1">
          <table:table-cell table:number-columns-repeated="3"/>
          <table:table-cell table:style-name="ce275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ce275"/>
          <table:table-cell table:style-name="ce283" table:formula="of:=SUM([.E5:.E18])" office:value-type="currency" office:currency="ARS" office:value="16374" calcext:value-type="currency">
            <text:p>$16.374,00</text:p>
          </table:table-cell>
          <table:table-cell table:style-name="ce280" table:formula="of:=[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number-columns-repeated="7"/>
        </table:table-row>
        <table:table-row table:style-name="ro1">
          <table:table-cell table:style-name="ce251" office:value-type="currency" office:currency="ARS" office:value="150000" calcext:value-type="currency">
            <text:p>$150.000,00</text:p>
          </table:table-cell>
          <table:table-cell/>
          <table:table-cell table:style-name="ce259"/>
          <table:table-cell table:number-columns-repeated="11"/>
        </table:table-row>
        <table:table-row table:style-name="ro1">
          <table:table-cell table:number-columns-repeated="2"/>
          <table:table-cell table:style-name="ce259"/>
          <table:table-cell table:number-columns-repeated="2"/>
          <table:table-cell office:value-type="string" calcext:value-type="string">
            <text:p>Benjis</text:p>
          </table:table-cell>
          <table:table-cell table:style-name="ce251" office:value-type="currency" office:currency="ARS" office:value="8500" calcext:value-type="currency">
            <text:p>$8.500,00</text:p>
          </table:table-cell>
          <table:table-cell office:value-type="string" calcext:value-type="string">
            <text:p>Prop. Alquiler </text:p>
          </table:table-cell>
          <table:table-cell table:style-name="ce288" office:value-type="string" calcext:value-type="string" table:number-columns-spanned="3" table:number-rows-spanned="1">
            <text:p>$5458 Alq. Prop + $3042 extra</text:p>
          </table:table-cell>
          <table:covered-table-cell table:style-name="ce289"/>
          <table:covered-table-cell table:style-name="ce251"/>
          <table:table-cell table:number-columns-repeated="3"/>
        </table:table-row>
        <table:table-row table:style-name="ro1">
          <table:table-cell table:number-columns-repeated="2"/>
          <table:table-cell table:style-name="ce259"/>
          <table:table-cell table:number-columns-repeated="2"/>
          <table:table-cell office:value-type="string" calcext:value-type="string">
            <text:p>Charles</text:p>
          </table:table-cell>
          <table:table-cell table:style-name="ce251" table:formula="of:=+1500+500" office:value-type="currency" office:currency="ARS" office:value="2000" calcext:value-type="currency">
            <text:p>$2.000,00</text:p>
          </table:table-cell>
          <table:table-cell office:value-type="string" calcext:value-type="string">
            <text:p>Prop. Alquiler </text:p>
          </table:table-cell>
          <table:table-cell table:style-name="ce288" office:value-type="string" calcext:value-type="string" table:number-columns-spanned="4" table:number-rows-spanned="1">
            <text:p>$1500Alq. Prop. + 2 certif. De firmas $500</text:p>
          </table:table-cell>
          <table:covered-table-cell table:style-name="ce289"/>
          <table:covered-table-cell table:style-name="ce251"/>
          <table:covered-table-cell/>
          <table:table-cell table:number-columns-repeated="2"/>
        </table:table-row>
        <table:table-row table:style-name="ro1">
          <table:table-cell/>
          <table:table-cell table:style-name="ce253" table:formula="of:=+[.A20]-[.E19]" office:value-type="currency" office:currency="ARS" office:value="133626" calcext:value-type="currency">
            <text:p>$133.626,00</text:p>
          </table:table-cell>
          <table:table-cell table:style-name="ce265"/>
          <table:table-cell table:style-name="ce276" table:number-columns-repeated="2"/>
          <table:table-cell table:style-name="ce276" office:value-type="string" calcext:value-type="string">
            <text:p>Erwin</text:p>
          </table:table-cell>
          <table:table-cell table:style-name="ce278" table:formula="of:=+4825+299+750" office:value-type="currency" office:currency="ARS" office:value="5874" calcext:value-type="currency">
            <text:p>$5.874,00</text:p>
          </table:table-cell>
          <table:table-cell table:style-name="ce287" office:value-type="string" calcext:value-type="string">
            <text:p>Prop. Alquiler </text:p>
          </table:table-cell>
          <table:table-cell table:style-name="ce288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290"/>
          <table:covered-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66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4"/>
          <table:covered-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71" office:value-type="string" calcext:value-type="string">
            <text:p>Heladera Bajo Mesada</text:p>
          </table:table-cell>
          <table:table-cell table:style-name="ce277" office:value-type="currency" office:currency="ARS" office:value="20000" calcext:value-type="currency">
            <text:p>$20.000,00</text:p>
          </table:table-cell>
          <table:table-cell table:style-name="ce284" table:number-columns-repeated="3"/>
          <table:table-cell table:style-name="ce285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59" office:value-type="string" calcext:value-type="string">
            <text:p>Bacha</text:p>
          </table:table-cell>
          <table:table-cell table:style-name="ce251" office:value-type="currency" office:currency="ARS" office:value="5000" calcext:value-type="currency">
            <text:p>$5.000,00</text:p>
          </table:table-cell>
          <table:table-cell table:number-columns-repeated="4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253" table:formula="of:=+[.B23]-[.D29]" office:value-type="currency" office:currency="ARS" office:value="132626" calcext:value-type="currency">
            <text:p>$132.626,00</text:p>
          </table:table-cell>
          <table:table-cell table:style-name="ce265" office:value-type="string" calcext:value-type="string">
            <text:p>Flete</text:p>
          </table:table-cell>
          <table:table-cell table:style-name="ce278" office:value-type="currency" office:currency="ARS" office:value="1000" calcext:value-type="currency">
            <text:p>$1.000,00</text:p>
          </table:table-cell>
          <table:table-cell table:style-name="ce276" table:number-columns-repeated="3"/>
          <table:table-cell table:style-name="ce287"/>
          <table:table-cell table:style-name="ce288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</table:table>
      <table:table table:name="Presupuesto Bacha" table:style-name="ta1">
        <office:forms form:automatic-focus="false" form:apply-design-mode="false"/>
        <table:table-column table:style-name="co26" table:default-cell-style-name="Default"/>
        <table:table-column table:style-name="co34" table:default-cell-style-name="Default"/>
        <table:table-column table:style-name="co2" table:number-columns-repeated="4" table:default-cell-style-name="Default"/>
        <table:table-column table:style-name="co2" table:default-cell-style-name="ce257"/>
        <table:table-column table:style-name="co2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style-name="ce267" office:value-type="string" calcext:value-type="string" table:number-columns-spanned="6" table:number-rows-spanned="1">
            <text:p>Presupesto para colocar Bacha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268" office:value-type="string" calcext:value-type="string">
            <text:p>Mano de Obra</text:p>
          </table:table-cell>
          <table:table-cell table:style-name="ce269" office:value-type="currency" office:currency="ARS" office:value="2000" calcext:value-type="currency">
            <text:p>$2.000,00</text:p>
          </table:table-cell>
          <table:table-cell table:style-name="ce270" office:value-type="string" calcext:value-type="string">
            <text:p>Materiales</text:p>
          </table:table-cell>
          <table:table-cell table:style-name="ce260" table:number-columns-repeated="2"/>
          <table:table-cell table:style-name="ce261"/>
          <table:table-cell table:number-columns-repeated="2"/>
        </table:table-row>
        <table:table-row table:style-name="ro1">
          <table:table-cell table:style-name="ce243"/>
          <table:table-cell/>
          <table:table-cell office:value-type="string" calcext:value-type="string">
            <text:p>Caño de 4mts x 40</text:p>
          </table:table-cell>
          <table:table-cell table:number-columns-repeated="2"/>
          <table:table-cell table:style-name="ce262" office:value-type="float" office:value="1" calcext:value-type="float">
            <text:p>1</text:p>
          </table:table-cell>
          <table:table-cell office:value-type="currency" office:currency="ARS" office:value="67.08" calcext:value-type="currency">
            <text:p>$67,08</text:p>
          </table:table-cell>
          <table:table-cell/>
        </table:table-row>
        <table:table-row table:style-name="ro1">
          <table:table-cell table:style-name="ce243"/>
          <table:table-cell/>
          <table:table-cell office:value-type="string" calcext:value-type="string">
            <text:p>4 codos fusión hembra</text:p>
          </table:table-cell>
          <table:table-cell/>
          <table:table-cell office:value-type="string" calcext:value-type="string">
            <text:p>3 x 90</text:p>
          </table:table-cell>
          <table:table-cell table:style-name="ce262"/>
          <table:table-cell table:number-columns-repeated="2"/>
        </table:table-row>
        <table:table-row table:style-name="ro1">
          <table:table-cell table:style-name="ce243"/>
          <table:table-cell table:number-columns-repeated="3"/>
          <table:table-cell office:value-type="string" calcext:value-type="string">
            <text:p>1 x45</text:p>
          </table:table-cell>
          <table:table-cell table:style-name="ce262"/>
          <table:table-cell table:number-columns-repeated="2"/>
        </table:table-row>
        <table:table-row table:style-name="ro1">
          <table:table-cell table:style-name="ce243"/>
          <table:table-cell/>
          <table:table-cell office:value-type="string" calcext:value-type="string">
            <text:p>2 cajas de porcelanato</text:p>
          </table:table-cell>
          <table:table-cell/>
          <table:table-cell office:value-type="string" calcext:value-type="string">
            <text:p>60 x 60</text:p>
          </table:table-cell>
          <table:table-cell table:style-name="ce262"/>
          <table:table-cell office:value-type="currency" office:currency="ARS" office:value="365.24" calcext:value-type="currency">
            <text:p>$365,24</text:p>
          </table:table-cell>
          <table:table-cell/>
        </table:table-row>
        <table:table-row table:style-name="ro1">
          <table:table-cell table:style-name="ce243"/>
          <table:table-cell/>
          <table:table-cell office:value-type="string" calcext:value-type="string">
            <text:p>1 bolsa de pegamento para porcelanato</text:p>
          </table:table-cell>
          <table:table-cell table:number-columns-repeated="2"/>
          <table:table-cell table:style-name="ce262"/>
          <table:table-cell office:value-type="currency" office:currency="ARS" office:value="229.41" calcext:value-type="currency">
            <text:p>$229,41</text:p>
          </table:table-cell>
          <table:table-cell/>
        </table:table-row>
        <table:table-row table:style-name="ro1">
          <table:table-cell table:style-name="ce243"/>
          <table:table-cell/>
          <table:table-cell office:value-type="string" calcext:value-type="string">
            <text:p>1 bolsa de cemento</text:p>
          </table:table-cell>
          <table:table-cell table:number-columns-repeated="2"/>
          <table:table-cell table:style-name="ce262"/>
          <table:table-cell office:value-type="currency" office:currency="ARS" office:value="122.13" calcext:value-type="currency">
            <text:p>$122,13</text:p>
          </table:table-cell>
          <table:table-cell/>
        </table:table-row>
        <table:table-row table:style-name="ro1">
          <table:table-cell table:style-name="ce243"/>
          <table:table-cell/>
          <table:table-cell office:value-type="string" calcext:value-type="string">
            <text:p>3 bolsa de arena gruesa</text:p>
          </table:table-cell>
          <table:table-cell table:number-columns-repeated="2"/>
          <table:table-cell table:style-name="ce262"/>
          <table:table-cell office:value-type="currency" office:currency="ARS" office:value="17.82" calcext:value-type="currency">
            <text:p>$17,82</text:p>
          </table:table-cell>
          <table:table-cell/>
        </table:table-row>
        <table:table-row table:style-name="ro1">
          <table:table-cell table:style-name="ce243"/>
          <table:table-cell/>
          <table:table-cell office:value-type="string" calcext:value-type="string">
            <text:p>2 bolsas de arena fina</text:p>
          </table:table-cell>
          <table:table-cell table:number-columns-repeated="2"/>
          <table:table-cell table:style-name="ce262"/>
          <table:table-cell office:value-type="currency" office:currency="ARS" office:value="11.88" calcext:value-type="currency">
            <text:p>$11,88</text:p>
          </table:table-cell>
          <table:table-cell/>
        </table:table-row>
        <table:table-row table:style-name="ro1">
          <table:table-cell table:style-name="ce243"/>
          <table:table-cell/>
          <table:table-cell office:value-type="string" calcext:value-type="string">
            <text:p>Tubo de rosca por 32</text:p>
          </table:table-cell>
          <table:table-cell table:number-columns-repeated="2"/>
          <table:table-cell table:style-name="ce262"/>
          <table:table-cell office:value-type="currency" office:currency="ARS" office:value="125.01" calcext:value-type="currency">
            <text:p>$125,01</text:p>
          </table:table-cell>
          <table:table-cell/>
        </table:table-row>
        <table:table-row table:style-name="ro1">
          <table:table-cell table:style-name="ce243"/>
          <table:table-cell/>
          <table:table-cell office:value-type="string" calcext:value-type="string">
            <text:p>1 caño de 32 para fusión</text:p>
          </table:table-cell>
          <table:table-cell table:number-columns-repeated="2"/>
          <table:table-cell table:style-name="ce262"/>
          <table:table-cell table:number-columns-repeated="2"/>
        </table:table-row>
        <table:table-row table:style-name="ro1">
          <table:table-cell table:style-name="ce243"/>
          <table:table-cell/>
          <table:table-cell office:value-type="string" calcext:value-type="string">
            <text:p>1 sella rosca</text:p>
          </table:table-cell>
          <table:table-cell table:number-columns-repeated="2"/>
          <table:table-cell table:style-name="ce262"/>
          <table:table-cell office:value-type="currency" office:currency="ARS" office:value="32.27" calcext:value-type="currency">
            <text:p>$32,27</text:p>
          </table:table-cell>
          <table:table-cell/>
        </table:table-row>
        <table:table-row table:style-name="ro1">
          <table:table-cell table:style-name="ce243"/>
          <table:table-cell/>
          <table:table-cell office:value-type="string" calcext:value-type="string">
            <text:p>1 bolsa de cáñamo</text:p>
          </table:table-cell>
          <table:table-cell table:number-columns-repeated="2"/>
          <table:table-cell table:style-name="ce262"/>
          <table:table-cell office:value-type="currency" office:currency="ARS" office:value="33.51" calcext:value-type="currency">
            <text:p>$33,51</text:p>
          </table:table-cell>
          <table:table-cell/>
        </table:table-row>
        <table:table-row table:style-name="ro1">
          <table:table-cell table:style-name="ce243"/>
          <table:table-cell/>
          <table:table-cell office:value-type="string" calcext:value-type="string">
            <text:p>4 chicotes de 40 para agua caliente y fría.</text:p>
          </table:table-cell>
          <table:table-cell table:number-columns-repeated="2"/>
          <table:table-cell table:style-name="ce262"/>
          <table:table-cell office:value-type="currency" office:currency="ARS" office:value="69.83" calcext:value-type="currency">
            <text:p>$69,83</text:p>
          </table:table-cell>
          <table:table-cell office:value-type="string" calcext:value-type="string">
            <text:p>4 unidades</text:p>
          </table:table-cell>
        </table:table-row>
        <table:table-row table:style-name="ro1">
          <table:table-cell table:style-name="ce245"/>
          <table:table-cell table:style-name="ce252"/>
          <table:table-cell table:style-name="ce252" office:value-type="string" calcext:value-type="string">
            <text:p>1 tubo fusión macho de 32</text:p>
          </table:table-cell>
          <table:table-cell table:style-name="ce252" table:number-columns-repeated="2"/>
          <table:table-cell table:style-name="ce263"/>
          <table:table-cell office:value-type="currency" office:currency="ARS" office:value="51.39" calcext:value-type="currency">
            <text:p>$51,39</text:p>
          </table:table-cell>
          <table:table-cell office:value-type="string" calcext:value-type="string">
            <text:p>32 x ¾</text:p>
          </table:table-cell>
        </table:table-row>
        <table:table-row table:style-name="ro1">
          <table:table-cell table:number-columns-repeated="6"/>
          <table:table-cell office:value-type="currency" office:currency="ARS" office:value="56.82" calcext:value-type="currency">
            <text:p>$56,82</text:p>
          </table:table-cell>
          <table:table-cell office:value-type="string" calcext:value-type="string">
            <text:p>32 x 1</text:p>
          </table:table-cell>
        </table:table-row>
        <table:table-row table:style-name="ro1" table:number-rows-repeated="104855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17:54:28.416912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1-29T17:54:46.883509691</dc:date>
    <meta:editing-duration>PT9H5M42S</meta:editing-duration>
    <meta:editing-cycles>209</meta:editing-cycles>
    <meta:generator>LibreOffice/5.1.4.2$Linux_X86_64 LibreOffice_project/10m0$Build-2</meta:generator>
    <meta:print-date>2016-11-14T12:54:21.328665314</meta:print-date>
    <meta:document-statistic meta:table-count="9" meta:cell-count="1161" meta:object-count="0"/>
  </office:meta>
</office:document-meta>
</file>